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Full-Text Search su DBLP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iacomo Guerzoni</text:p>
            <text:p>Eduard Rubio Cholb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iettivo principale:</text:p>
          </draw:text-box>
        </draw:frame>
        <draw:frame presentation:style-name="pr5" draw:layer="layout" svg:width="24cm" svg:height="2.2cm" svg:x="2cm" svg:y="4.6cm" presentation:class="outline" presentation:user-transformed="true">
          <draw:text-box>
            <text:list text:style-name="L3">
              <text:list-item>
                <text:p>Creare sistema di Full-Text Search sul DBLP.</text:p>
              </text:list-item>
            </text:list>
          </draw:text-box>
        </draw:frame>
        <draw:frame presentation:style-name="pr4" draw:layer="layout" svg:width="24.599cm" svg:height="3.507cm" svg:x="1.401cm" svg:y="7.293cm" presentation:class="title" presentation:user-transformed="true">
          <draw:text-box>
            <text:p>Problemi da risolvere:</text:p>
          </draw:text-box>
        </draw:frame>
        <draw:frame presentation:style-name="pr5" draw:layer="layout" svg:width="24cm" svg:height="2.2cm" svg:x="1.8cm" svg:y="10.8cm" presentation:class="outline" presentation:user-transformed="true">
          <draw:text-box>
            <text:list text:style-name="L3">
              <text:list-item>
                <text:p text:style-name="P2">Indicizzare e gestire tutti i dati bibliografici contenuti nel file dblp.xml</text:p>
              </text:list-item>
              <text:list-item>
                <text:p>Creare un sistema di full-text search sull’indice crea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zione dell’Indi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blemi riscontrati nella creazione dell’indice</text:p>
                <text:list>
                  <text:list-item>
                    <text:p>Impossibilità di caricare in memoria l’intero file XML utilizzando implementazioni di DOM quali:</text:p>
                    <text:list>
                      <text:list-item>
                        <text:p>xml.dom.minidom</text:p>
                      </text:list-item>
                      <text:list-item>
                        <text:p>xml.etree.ElementTre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zione dell’indi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ecessità di lettura e caricamento sequenziale degli elementi contenuti nel file dblp.xml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0:30:47.572342265</meta:creation-date>
    <meta:editing-duration>PT12M5S</meta:editing-duration>
    <meta:editing-cycles>3</meta:editing-cycles>
    <meta:generator>LibreOffice/6.0.7.3$Linux_X86_64 LibreOffice_project/00m0$Build-3</meta:generator>
    <dc:title>Impress</dc:title>
    <dc:date>2020-01-21T11:34:14.579443375</dc:date>
    <meta:document-statistic meta:object-count="52"/>
  </office:meta>
</office:document-meta>
</file>